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773cm"/>
    </style:style>
    <style:style style:name="co6" style:family="table-column">
      <style:table-column-properties fo:break-before="auto" style:column-width="3.875cm"/>
    </style:style>
    <style:style style:name="co7" style:family="table-column">
      <style:table-column-properties fo:break-before="auto" style:column-width="3.059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2.459cm"/>
    </style:style>
    <style:style style:name="co13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99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Refined Info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/>
          <table:table-cell table:style-name="ce1" office:value-type="string" calcext:value-type="string">
            <text:p>success rate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Nodes succ</text:p>
          </table:table-cell>
          <table:table-cell table:style-name="ce1" office:value-type="string" calcext:value-type="string">
            <text:p>Timeout rate</text:p>
          </table:table-cell>
          <table:table-cell table:style-name="ce1" office:value-type="string" calcext:value-type="string">
            <text:p>Nodes time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* Self-refer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* Most Comm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st-First Sel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st-First Mos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1016"/>
        </table:table-row>
      </table:table>
      <table:table table:name="General Raw Data" table:style-name="ta1"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13" table:default-cell-style-name="Default"/>
        <table:table-row table:style-name="ro1">
          <table:table-cell table:style-name="ce5" office:value-type="string" calcext:value-type="string">
            <text:p>Total Runs</text:p>
          </table:table-cell>
          <table:table-cell table:style-name="ce5" office:value-type="string" calcext:value-type="string">
            <text:p>Total A* Self</text:p>
          </table:table-cell>
          <table:table-cell table:style-name="ce5" office:value-type="string" calcext:value-type="string">
            <text:p>A* Self Success</text:p>
          </table:table-cell>
          <table:table-cell table:style-name="ce5" office:value-type="string" calcext:value-type="string">
            <text:p>A* Self Timeout</text:p>
          </table:table-cell>
          <table:table-cell table:style-name="ce5" office:value-type="string" calcext:value-type="string">
            <text:p>Total A* Most</text:p>
          </table:table-cell>
          <table:table-cell table:style-name="ce5" office:value-type="string" calcext:value-type="string">
            <text:p>A* Most Success</text:p>
          </table:table-cell>
          <table:table-cell table:style-name="ce5" office:value-type="string" calcext:value-type="string">
            <text:p>A* Most Timeout</text:p>
          </table:table-cell>
          <table:table-cell table:style-name="ce5" office:value-type="string" calcext:value-type="string">
            <text:p>Total BF Self</text:p>
          </table:table-cell>
          <table:table-cell table:style-name="ce5" office:value-type="string" calcext:value-type="string">
            <text:p>BF Self Success</text:p>
          </table:table-cell>
          <table:table-cell table:style-name="ce5" office:value-type="string" calcext:value-type="string">
            <text:p>BF Self Timeout</text:p>
          </table:table-cell>
          <table:table-cell table:style-name="ce5" office:value-type="string" calcext:value-type="string">
            <text:p>Total BF Most</text:p>
          </table:table-cell>
          <table:table-cell table:style-name="ce5" office:value-type="string" calcext:value-type="string">
            <text:p>BF Most Success</text:p>
          </table:table-cell>
          <table:table-cell table:style-name="ce5" office:value-type="string" calcext:value-type="string">
            <text:p>BF Most Timeout</text:p>
          </table:table-cell>
        </table:table-row>
        <table:table-row table:style-name="ro1">
          <table:table-cell table:style-name="ce6" table:formula="of:=COUNTA([.C6:.C405])" office:value-type="boolean" office:boolean-value="202" calcext:value-type="boolean">
            <text:p>WAHR</text:p>
          </table:table-cell>
          <table:table-cell table:number-columns-repeated="3"/>
          <table:table-cell table:style-name="ce5" table:number-columns-repeated="2"/>
          <table:table-cell table:number-columns-repeated="7"/>
        </table:table-row>
        <table:table-row table:style-name="ro1" table:number-rows-repeated="2">
          <table:table-cell table:style-name="ce5" table:number-columns-repeated="6"/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Algorithm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Case</text:p>
          </table:table-cell>
          <table:table-cell table:style-name="ce5" office:value-type="string" calcext:value-type="string">
            <text:p>Nodes</text:p>
          </table:table-cell>
          <table:table-cell table:style-name="ce5" office:value-type="string" calcext:value-type="string">
            <text:p>Tim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30273" calcext:value-type="float">
            <text:p>230273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48849" calcext:value-type="float">
            <text:p>248849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table:style-name="ce6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7920" calcext:value-type="float">
            <text:p>7920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56732" calcext:value-type="float">
            <text:p>256732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99" calcext:value-type="float">
            <text:p>19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75240" calcext:value-type="float">
            <text:p>175240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5987" calcext:value-type="float">
            <text:p>265987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82576" calcext:value-type="float">
            <text:p>282576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08874" calcext:value-type="float">
            <text:p>308874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20826" calcext:value-type="float">
            <text:p>320826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08432" calcext:value-type="float">
            <text:p>208432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09057" calcext:value-type="float">
            <text:p>209057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7989" calcext:value-type="float">
            <text:p>24798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87031" calcext:value-type="float">
            <text:p>287031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45250" calcext:value-type="float">
            <text:p>345250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4174" calcext:value-type="float">
            <text:p>244174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74550" calcext:value-type="float">
            <text:p>274550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81786" calcext:value-type="float">
            <text:p>381786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102" calcext:value-type="float">
            <text:p>910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24512" calcext:value-type="float">
            <text:p>324512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96" calcext:value-type="float">
            <text:p>496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05243" calcext:value-type="float">
            <text:p>205243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16960" calcext:value-type="float">
            <text:p>216960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94236" calcext:value-type="float">
            <text:p>194236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58497" calcext:value-type="float">
            <text:p>258497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24636" calcext:value-type="float">
            <text:p>324636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1574" calcext:value-type="float">
            <text:p>51574</text:p>
          </table:table-cell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431904" calcext:value-type="float">
            <text:p>431904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474389" calcext:value-type="float">
            <text:p>47438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407213" calcext:value-type="float">
            <text:p>407213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75512" calcext:value-type="float">
            <text:p>275512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11034" calcext:value-type="float">
            <text:p>311034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3089" calcext:value-type="float">
            <text:p>26308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8229" calcext:value-type="float">
            <text:p>98229</text:p>
          </table:table-cell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434739" calcext:value-type="float">
            <text:p>43473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452629" calcext:value-type="float">
            <text:p>45262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38595" calcext:value-type="float">
            <text:p>238595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62600" calcext:value-type="float">
            <text:p>262600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37922" calcext:value-type="float">
            <text:p>237922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65035" calcext:value-type="float">
            <text:p>265035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26279" calcext:value-type="float">
            <text:p>32627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57644" calcext:value-type="float">
            <text:p>357644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41" calcext:value-type="float">
            <text:p>24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640" calcext:value-type="float">
            <text:p>640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6312" calcext:value-type="float">
            <text:p>146312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9414" calcext:value-type="float">
            <text:p>249414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56841" calcext:value-type="float">
            <text:p>156841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67759" calcext:value-type="float">
            <text:p>16775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4883" calcext:value-type="float">
            <text:p>244883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69515" calcext:value-type="float">
            <text:p>69515</text:p>
          </table:table-cell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82091" calcext:value-type="float">
            <text:p>282091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02953" calcext:value-type="float">
            <text:p>302953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636" calcext:value-type="float">
            <text:p>5636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636" calcext:value-type="float">
            <text:p>5636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215" calcext:value-type="float">
            <text:p>1215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215" calcext:value-type="float">
            <text:p>1215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09880" calcext:value-type="float">
            <text:p>209880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42421" calcext:value-type="float">
            <text:p>242421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0561" calcext:value-type="float">
            <text:p>260561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73877" calcext:value-type="float">
            <text:p>273877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6394" calcext:value-type="float">
            <text:p>246394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589" calcext:value-type="float">
            <text:p>3589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76598" calcext:value-type="float">
            <text:p>76598</text:p>
          </table:table-cell>
          <table:table-cell office:value-type="float" office:value="206" calcext:value-type="float">
            <text:p>206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75056" calcext:value-type="float">
            <text:p>175056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779" calcext:value-type="float">
            <text:p>3779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0939" calcext:value-type="float">
            <text:p>26093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88530" calcext:value-type="float">
            <text:p>288530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73854" calcext:value-type="float">
            <text:p>173854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6504" calcext:value-type="float">
            <text:p>2650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8028" calcext:value-type="float">
            <text:p>268028</text:p>
          </table:table-cell>
          <table:table-cell office:value-type="float" office:value="902" calcext:value-type="float">
            <text:p>902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93319" calcext:value-type="float">
            <text:p>29331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71736" calcext:value-type="float">
            <text:p>171736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90661" calcext:value-type="float">
            <text:p>190661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12586" calcext:value-type="float">
            <text:p>212586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13284" calcext:value-type="float">
            <text:p>213284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7253" calcext:value-type="float">
            <text:p>17253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02752" calcext:value-type="float">
            <text:p>302752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1139" calcext:value-type="float">
            <text:p>2113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21829" calcext:value-type="float">
            <text:p>22182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55894" calcext:value-type="float">
            <text:p>255894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0552" calcext:value-type="float">
            <text:p>240552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58483" calcext:value-type="float">
            <text:p>258483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22063" calcext:value-type="float">
            <text:p>222063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1600" calcext:value-type="float">
            <text:p>11600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923" calcext:value-type="float">
            <text:p>2923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533501" calcext:value-type="float">
            <text:p>1533501</text:p>
          </table:table-cell>
          <table:table-cell office:value-type="float" office:value="902" calcext:value-type="float">
            <text:p>902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053" calcext:value-type="float">
            <text:p>305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703" calcext:value-type="float">
            <text:p>1703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68756" calcext:value-type="float">
            <text:p>268756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404447" calcext:value-type="float">
            <text:p>1404447</text:p>
          </table:table-cell>
          <table:table-cell office:value-type="float" office:value="902" calcext:value-type="float">
            <text:p>902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18867" calcext:value-type="float">
            <text:p>1418867</text:p>
          </table:table-cell>
          <table:table-cell office:value-type="float" office:value="904" calcext:value-type="float">
            <text:p>904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71550" calcext:value-type="float">
            <text:p>1271550</text:p>
          </table:table-cell>
          <table:table-cell office:value-type="float" office:value="906" calcext:value-type="float">
            <text:p>906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258948" calcext:value-type="float">
            <text:p>1258948</text:p>
          </table:table-cell>
          <table:table-cell office:value-type="float" office:value="904" calcext:value-type="float">
            <text:p>904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896" calcext:value-type="float">
            <text:p>2896</text:p>
          </table:table-cell>
          <table:table-cell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3565" calcext:value-type="float">
            <text:p>14356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87" calcext:value-type="float">
            <text:p>187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48307" calcext:value-type="float">
            <text:p>1248307</text:p>
          </table:table-cell>
          <table:table-cell office:value-type="float" office:value="904" calcext:value-type="float">
            <text:p>904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7001" calcext:value-type="float">
            <text:p>37001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7001" calcext:value-type="float">
            <text:p>37001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82902" calcext:value-type="float">
            <text:p>1282902</text:p>
          </table:table-cell>
          <table:table-cell office:value-type="float" office:value="904" calcext:value-type="float">
            <text:p>904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361" calcext:value-type="float">
            <text:p>336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72203" calcext:value-type="float">
            <text:p>72203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72004" calcext:value-type="float">
            <text:p>7200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136356" calcext:value-type="float">
            <text:p>1136356</text:p>
          </table:table-cell>
          <table:table-cell office:value-type="float" office:value="907" calcext:value-type="float">
            <text:p>907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32827" calcext:value-type="float">
            <text:p>132827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146779" calcext:value-type="float">
            <text:p>1146779</text:p>
          </table:table-cell>
          <table:table-cell office:value-type="float" office:value="910" calcext:value-type="float">
            <text:p>910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32827" calcext:value-type="float">
            <text:p>132827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072928" calcext:value-type="float">
            <text:p>1072928</text:p>
          </table:table-cell>
          <table:table-cell office:value-type="float" office:value="915" calcext:value-type="float">
            <text:p>915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078008" calcext:value-type="float">
            <text:p>1078008</text:p>
          </table:table-cell>
          <table:table-cell office:value-type="float" office:value="912" calcext:value-type="float">
            <text:p>912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798" calcext:value-type="float">
            <text:p>1798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09793" calcext:value-type="float">
            <text:p>109793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09793" calcext:value-type="float">
            <text:p>10979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421856" calcext:value-type="float">
            <text:p>1421856</text:p>
          </table:table-cell>
          <table:table-cell office:value-type="float" office:value="903" calcext:value-type="float">
            <text:p>903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2094" calcext:value-type="float">
            <text:p>3209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95165" calcext:value-type="float">
            <text:p>1295165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42015" calcext:value-type="float">
            <text:p>1142015</text:p>
          </table:table-cell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80432" calcext:value-type="float">
            <text:p>380432</text:p>
          </table:table-cell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23119" calcext:value-type="float">
            <text:p>132311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88078" calcext:value-type="float">
            <text:p>8807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415" calcext:value-type="float">
            <text:p>1415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129720" calcext:value-type="float">
            <text:p>1129720</text:p>
          </table:table-cell>
          <table:table-cell office:value-type="float" office:value="902" calcext:value-type="float">
            <text:p>902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2056" calcext:value-type="float">
            <text:p>32056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95900" calcext:value-type="float">
            <text:p>95900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1435" calcext:value-type="float">
            <text:p>51435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37776" calcext:value-type="float">
            <text:p>137776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65347" calcext:value-type="float">
            <text:p>65347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65347" calcext:value-type="float">
            <text:p>6534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686" calcext:value-type="float">
            <text:p>368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26498" calcext:value-type="float">
            <text:p>1426498</text:p>
          </table:table-cell>
          <table:table-cell office:value-type="float" office:value="904" calcext:value-type="float">
            <text:p>904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410937" calcext:value-type="float">
            <text:p>1410937</text:p>
          </table:table-cell>
          <table:table-cell office:value-type="float" office:value="905" calcext:value-type="float">
            <text:p>905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25239" calcext:value-type="float">
            <text:p>125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13067" calcext:value-type="float">
            <text:p>113067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42248" calcext:value-type="float">
            <text:p>1242248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34499" calcext:value-type="float">
            <text:p>134499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901" calcext:value-type="float">
            <text:p>901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80378" calcext:value-type="float">
            <text:p>580378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799" calcext:value-type="float">
            <text:p>2579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06190" calcext:value-type="float">
            <text:p>106190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81776" calcext:value-type="float">
            <text:p>1381776</text:p>
          </table:table-cell>
          <table:table-cell office:value-type="float" office:value="903" calcext:value-type="float">
            <text:p>903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72051" calcext:value-type="float">
            <text:p>1372051</text:p>
          </table:table-cell>
          <table:table-cell office:value-type="float" office:value="902" calcext:value-type="float">
            <text:p>902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84196" calcext:value-type="float">
            <text:p>1384196</text:p>
          </table:table-cell>
          <table:table-cell office:value-type="float" office:value="909" calcext:value-type="float">
            <text:p>909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417581" calcext:value-type="float">
            <text:p>1417581</text:p>
          </table:table-cell>
          <table:table-cell office:value-type="float" office:value="910" calcext:value-type="float">
            <text:p>910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16263" calcext:value-type="float">
            <text:p>1416263</text:p>
          </table:table-cell>
          <table:table-cell office:value-type="float" office:value="908" calcext:value-type="float">
            <text:p>908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01356" calcext:value-type="float">
            <text:p>1301356</text:p>
          </table:table-cell>
          <table:table-cell office:value-type="float" office:value="907" calcext:value-type="float">
            <text:p>907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09814" calcext:value-type="float">
            <text:p>1309814</text:p>
          </table:table-cell>
          <table:table-cell office:value-type="float" office:value="903" calcext:value-type="float">
            <text:p>903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97743" calcext:value-type="float">
            <text:p>1297743</text:p>
          </table:table-cell>
          <table:table-cell office:value-type="float" office:value="907" calcext:value-type="float">
            <text:p>907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26451" calcext:value-type="float">
            <text:p>126451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33872" calcext:value-type="float">
            <text:p>1333872</text:p>
          </table:table-cell>
          <table:table-cell office:value-type="float" office:value="908" calcext:value-type="float">
            <text:p>908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35058" calcext:value-type="float">
            <text:p>1335058</text:p>
          </table:table-cell>
          <table:table-cell office:value-type="float" office:value="903" calcext:value-type="float">
            <text:p>903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73" calcext:value-type="float">
            <text:p>2573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03" calcext:value-type="float">
            <text:p>903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8059" calcext:value-type="float">
            <text:p>9805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11" calcext:value-type="float">
            <text:p>51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767" calcext:value-type="float">
            <text:p>276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906" calcext:value-type="float">
            <text:p>290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39095" calcext:value-type="float">
            <text:p>1339095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6755" calcext:value-type="float">
            <text:p>1675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11684" calcext:value-type="float">
            <text:p>1311684</text:p>
          </table:table-cell>
          <table:table-cell office:value-type="float" office:value="903" calcext:value-type="float">
            <text:p>903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6301" calcext:value-type="float">
            <text:p>5630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64415" calcext:value-type="float">
            <text:p>1264415</text:p>
          </table:table-cell>
          <table:table-cell office:value-type="float" office:value="902" calcext:value-type="float">
            <text:p>902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2480" calcext:value-type="float">
            <text:p>2248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56" calcext:value-type="float">
            <text:p>156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3642" calcext:value-type="float">
            <text:p>53642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97554" calcext:value-type="float">
            <text:p>1297554</text:p>
          </table:table-cell>
          <table:table-cell office:value-type="float" office:value="905" calcext:value-type="float">
            <text:p>905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0942" calcext:value-type="float">
            <text:p>50942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33607" calcext:value-type="float">
            <text:p>1333607</text:p>
          </table:table-cell>
          <table:table-cell office:value-type="float" office:value="902" calcext:value-type="float">
            <text:p>902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01181" calcext:value-type="float">
            <text:p>1401181</text:p>
          </table:table-cell>
          <table:table-cell office:value-type="float" office:value="904" calcext:value-type="float">
            <text:p>904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Greedy</text:p>
          </table:table-cell>
          <table:table-cell table:number-columns-repeated="11"/>
        </table:table-row>
      </table:table>
      <table:table table:name="Operators" table:style-name="ta1">
        <table:table-column table:style-name="co4" table:default-cell-style-name="Default"/>
        <table:table-column table:style-name="co12" table:default-cell-style-name="Default"/>
        <table:table-row table:style-name="ro1">
          <table:table-cell/>
          <table:table-cell table:style-name="ce2" office:value-type="string" calcext:value-type="string">
            <text:p>Operators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11">
            <text:p>A*</text:p>
          </table:table-cell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</table:table>
      <table:named-expressions/>
      <table:database-ranges>
        <table:database-range table:name="__Anonymous_Sheet_DB__1" table:target-range-address="'General Raw Data'.A5:'General Raw Data'.F405" table:display-filter-buttons="true" table:orientation="column"/>
        <table:database-range table:name="__Anonymous_Sheet_DB__2" table:target-range-address="Operators.A1:Operators.B4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.00.0000</text:date>, <text:time style:data-style-name="N2" text:time-value="00:37:38.86889218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14:55:25.687443061</meta:creation-date>
    <dc:date>2015-01-30T00:39:10.597144079</dc:date>
    <meta:editing-duration>PT1H48M</meta:editing-duration>
    <meta:editing-cycles>13</meta:editing-cycles>
    <meta:generator>LibreOffice/4.2.7.2$Linux_X86_64 LibreOffice_project/420m0$Build-2</meta:generator>
    <meta:document-statistic meta:table-count="3" meta:cell-count="1647" meta:object-count="0"/>
  </office:meta>
</office:document-meta>
</file>